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A00004437000019038ACC914A.wmf"/>
  <manifest:file-entry manifest:media-type="image/png" manifest:full-path="Pictures/100000000000017100000085B64B7F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148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016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stroke="none" draw:fill="none" draw:fill-color="#ffffff" fo:min-height="11.278cm"/>
    </style:style>
    <style:style style:name="pr4" style:family="presentation" style:parent-style-name="Default-notes">
      <style:graphic-properties draw:stroke="none" draw:fill="none" draw:fill-color="#ffffff" fo:min-height="12.133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46cm" fo:min-width="0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02cm" fo:min-width="0cm" fo:padding-top="0.127cm" fo:padding-bottom="0.127cm" fo:padding-left="0.254cm" fo:padding-right="0.254cm" fo:wrap-option="wrap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05cm" fo:min-width="0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26cm" fo:min-width="0cm" fo:padding-top="0cm" fo:padding-bottom="0cm" fo:padding-left="0cm" fo:padding-right="0cm" fo:wrap-option="wrap"/>
    </style:style>
    <style:style style:name="pr9" style:family="presentation" style:parent-style-name="Default-notes">
      <style:graphic-properties draw:stroke="solid" svg:stroke-width="0.026cm" svg:stroke-color="#000000" svg:stroke-opacity="100%" draw:stroke-linejoin="miter" draw:fill="solid" draw:fill-color="#ffffff" draw:opacity="100%" fo:min-height="12.133cm" fo:padding-top="0.013cm" fo:padding-bottom="0.013cm" fo:padding-left="0.013cm" fo:padding-right="0.013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5" style:family="paragraph">
      <style:paragraph-properties fo:margin-left="0cm" fo:margin-right="0cm" fo:margin-top="0.264cm" fo:margin-bottom="0cm" fo:line-height="90%" fo:text-align="start" fo:text-indent="0cm" style:punctuation-wrap="hanging" style:line-break="strict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.952cm" fo:margin-right="0cm" fo:margin-top="0.299cm" fo:margin-bottom="0cm" fo:text-indent="-0.952cm" style:punctuation-wrap="hanging" style:line-break="strict"/>
      <style:text-properties style:use-window-font-color="true"/>
    </style:style>
    <style:style style:name="P8" style:family="paragraph">
      <style:paragraph-properties style:writing-mode="lr-tb" style:font-independent-line-spacing="true"/>
      <style:text-properties style:use-window-font-color="true"/>
    </style:style>
    <style:style style:name="P9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0" style:family="paragraph">
      <style:paragraph-properties fo:margin-left="0.952cm" fo:margin-right="0cm" fo:margin-top="0.264cm" fo:margin-bottom="0cm" fo:line-height="90%" fo:text-align="start" fo:text-indent="-0.952cm" style:punctuation-wrap="hanging" style:line-break="strict"/>
    </style:style>
    <style:style style:name="P11" style:family="paragraph">
      <style:paragraph-properties fo:margin-left="0.952cm" fo:margin-right="0cm" fo:margin-top="0.211cm" fo:margin-bottom="0cm" fo:line-height="90%" fo:text-align="start" fo:text-indent="-0.952cm" style:punctuation-wrap="hanging" style:line-break="strict"/>
    </style:style>
    <style:style style:name="T1" style:family="text">
      <style:text-properties fo:color="#175d8d" fo:font-size="40pt" fo:language="en" fo:country="US" style:font-size-asian="40pt" style:font-size-complex="40pt"/>
    </style:style>
    <style:style style:name="T2" style:family="text">
      <style:text-properties fo:color="#175d8d" fo:font-weight="bold" style:font-weight-asian="bold" style:font-weight-complex="bold"/>
    </style:style>
    <style:style style:name="T3" style:family="text">
      <style:text-properties fo:color="#175d8d" fo:font-size="28pt" fo:language="en" fo:country="US" style:font-size-asian="28pt" style:font-size-complex="28pt"/>
    </style:style>
    <style:style style:name="T4" style:family="text">
      <style:text-properties fo:color="#175d8d" fo:font-size="28pt" fo:language="en" fo:country="GB" style:font-size-asian="28pt" style:font-size-complex="28pt"/>
    </style:style>
    <style:style style:name="T5" style:family="text">
      <style:text-properties fo:color="#000000" fo:font-family="Arial" style:font-pitch="variable" fo:font-size="30pt" fo:language="en" fo:country="US" style:font-size-asian="30pt" style:font-size-complex="30pt"/>
    </style:style>
    <style:style style:name="T6" style:family="text">
      <style:text-properties fo:language="en" fo:country="GB"/>
    </style:style>
    <style:style style:name="T7" style:family="text">
      <style:text-properties style:use-window-font-color="true" fo:font-size="34pt" fo:language="en" fo:country="US" fo:font-weight="bold" style:font-size-asian="34pt" style:font-weight-asian="bold" style:font-size-complex="34pt" style:font-weight-complex="bold"/>
    </style:style>
    <style:style style:name="T8" style:family="text">
      <style:text-properties style:use-window-font-color="true" fo:font-size="34pt" fo:language="en" fo:country="US" style:font-size-asian="34pt" style:font-size-complex="34pt"/>
    </style:style>
    <style:style style:name="T9" style:family="text">
      <style:text-properties fo:language="en" fo:country="US"/>
    </style:style>
    <style:style style:name="T10" style:family="text">
      <style:text-properties fo:color="#175d8d" fo:font-family="Arial" style:font-pitch="variable" fo:font-size="66pt" fo:language="en" fo:country="GB" fo:font-weight="bold" style:font-size-asian="66pt" style:font-weight-asian="bold" style:font-size-complex="66pt" style:font-weight-complex="bold"/>
    </style:style>
    <style:style style:name="T11" style:family="text">
      <style:text-properties fo:color="#000000" fo:font-family="Arial" style:font-pitch="variable" fo:font-size="30pt" fo:language="en" fo:country="GB" style:font-size-asian="30pt" style:font-size-complex="30pt"/>
    </style:style>
    <style:style style:name="T12" style:family="text">
      <style:text-properties fo:color="#990000" fo:font-family="Arial" style:font-pitch="variable" fo:font-size="24pt" fo:language="en" fo:country="GB" style:font-size-asian="24pt" style:font-size-complex="24pt"/>
    </style:style>
    <style:style style:name="T13" style:family="text">
      <style:text-properties fo:color="#175d8d" fo:language="en" fo:country="GB" fo:font-weight="bold" style:font-weight-asian="bold" style:font-weight-complex="bold"/>
    </style:style>
    <style:style style:name="T14" style:family="text">
      <style:text-properties fo:color="#175d8d" fo:language="en" fo:country="U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175d8d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175d8d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IntelliJ IDEA  Architecture and Performance" draw:style-name="dp1" draw:master-page-name="Title1" presentation:presentation-page-layout-name="AL1T0" presentation:use-date-time-name="dtd1">
        <draw:frame presentation:style-name="pr1" draw:text-style-name="P2" draw:layer="layout" svg:width="21.4cm" svg:height="4.402cm" svg:x="2.099cm" svg:y="4.722cm" presentation:class="title" presentation:user-transformed="true">
          <draw:text-box>
            <text:list text:style-name="L1">
              <text:list-header>
                <text:p text:style-name="P1"><text:span text:style-name="T1">IntelliJ IDEA </text:span><text:span text:style-name="T1"><text:line-break/></text:span><text:span text:style-name="T1">Architecture and Performance</text:span></text:p>
              </text:list-header>
            </text:list>
          </draw:text-box>
        </draw:frame>
        <draw:frame presentation:style-name="pr2" draw:text-style-name="P2" draw:layer="layout" svg:width="15.805cm" svg:height="4.841cm" svg:x="4.823cm" svg:y="10.538cm">
          <draw:text-box>
            <text:list text:style-name="L1">
              <text:list-header>
                <text:p text:style-name="P3"><text:span text:style-name="T2">Hamlet D'Arcy</text:span></text:p>
                <text:p text:style-name="P4"><text:span text:style-name="T3">Development Lead</text:span><text:span text:style-name="T4"><text:line-break/></text:span><text:span text:style-name="T4">JetBrains, Inc.</text:span><text:span text:style-name="T4"><text:line-break/></text:span><text:span text:style-name="T4">ht</text:span><text:span text:style-name="T3">tp://www.jetbrains.com/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1" presentation:class="page"/>
          <draw:frame presentation:style-name="pr3" draw:layer="layout" svg:width="16.267cm" svg:height="11.278cm" svg:x="1.397cm" svg:y="11.99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custom-shape draw:name="AutoShape 1" draw:style-name="gr2" draw:text-style-name="P2" draw:layer="layout" svg:width="25.4cm" svg:height="8.572cm" svg:x="0cm" svg:y="6.606cm">
          <text:p/>
          <draw:enhanced-geometry svg:viewBox="0 0 21600 21600" draw:path-stretchpoint-x="10800" draw:path-stretchpoint-y="10800" draw:text-areas="?f3 ?f4 ?f5 ?f6" draw:type="round-rectangle" draw:modifiers="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4" draw:style-name="gr3" draw:text-style-name="P2" draw:layer="layout" svg:width="21.007cm" svg:height="6.813cm" svg:x="2.342cm" svg:y="7.607cm">
          <text:list text:style-name="L2">
            <text:list-item>
              <text:p text:style-name="P5"><text:span text:style-name="T5">Understand the architecture of IntelliJ IDEA from the performance POV</text:span></text:p>
            </text:list-item>
            <text:list-item>
              <text:p text:style-name="P5"><text:span text:style-name="T5">Understand the factors affecting</text:span><text:span text:style-name="T5"><text:line-break/></text:span><text:span text:style-name="T5">IntelliJ IDEA performance in normal us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frame presentation:style-name="pr4" draw:layer="layout" svg:width="14.08cm" svg:height="12.133cm" svg:x="2.165cm" svg:y="12.161cm" presentation:class="notes" presentation:placeholder="true">
            <draw:text-box/>
          </draw:frame>
          <draw:page-thumbnail draw:style-name="gr1" draw:layer="layout" svg:width="13.481cm" svg:height="10.107cm" svg:x="2.491cm" svg:y="1.702cm" draw:page-number="2" presentation:class="page"/>
        </presentation:notes>
      </draw:page>
      <draw:page draw:name="Agenda" draw:style-name="dp3" draw:master-page-name="Default" presentation:use-date-time-name="dtd1">
        <draw:frame presentation:style-name="pr5" draw:text-style-name="P2" draw:layer="layout" svg:width="21.004cm" svg:height="1.864cm" svg:x="2.297cm" svg:y="3.292cm" presentation:class="title" presentation:user-transformed="true">
          <draw:text-box>
            <text:list text:style-name="L1">
              <text:list-header>
                <text:p text:style-name="P6"><text:span text:style-name="T6">Agenda</text:span></text:p>
              </text:list-header>
            </text:list>
          </draw:text-box>
        </draw:frame>
        <draw:frame presentation:style-name="pr6" draw:text-style-name="P8" draw:layer="layout" svg:width="21.004cm" svg:height="12.255cm" svg:x="2.297cm" svg:y="5.524cm" presentation:class="outline" presentation:user-transformed="true">
          <draw:text-box>
            <text:list text:style-name="L1">
              <text:list-header>
                <text:p text:style-name="P7"><text:span text:style-name="T7">Elements of Architecture</text:span></text:p>
                <text:p text:style-name="P7"><text:span text:style-name="T8">Performance Tips</text:span></text:p>
              </text:list-header>
            </text:list>
          </draw:text-box>
        </draw:frame>
        <presentation:notes draw:style-name="dp2" presentation:use-date-time-name="dtd1">
          <draw:frame presentation:style-name="pr4" draw:layer="layout" svg:width="14.08cm" svg:height="12.133cm" svg:x="2.165cm" svg:y="12.161cm" presentation:class="notes" presentation:placeholder="true">
            <draw:text-box/>
          </draw:frame>
          <draw:page-thumbnail draw:style-name="gr1" draw:layer="layout" svg:width="13.481cm" svg:height="10.107cm" svg:x="2.491cm" svg:y="1.702cm" draw:page-number="3" presentation:class="page"/>
        </presentation:notes>
      </draw:page>
      <draw:page draw:name="Component Model" draw:style-name="dp3" draw:master-page-name="Default" presentation:use-date-time-name="dtd1">
        <draw:frame presentation:style-name="pr7" draw:text-style-name="P2" draw:layer="layout" svg:width="21.008cm" svg:height="1.805cm" svg:x="2.297cm" svg:y="3.324cm" presentation:class="title" presentation:user-transformed="true">
          <draw:text-box>
            <text:list text:style-name="L1">
              <text:list-header>
                <text:p text:style-name="P6"><text:span text:style-name="T9">Component Model</text:span></text:p>
              </text:list-header>
            </text:list>
          </draw:text-box>
        </draw:frame>
        <draw:frame presentation:style-name="pr8" draw:text-style-name="P2" draw:layer="layout" svg:width="21.008cm" svg:height="12.259cm" svg:x="2.297cm" svg:y="5.524cm" presentation:class="outline" presentation:user-transformed="true">
          <draw:text-box>
            <text:list text:style-name="L3">
              <text:list-item>
                <text:p xml:id="id1" text:id="id1" text:style-name="P3"><text:span text:style-name="T9">Hierarchy of PicoContainer containers</text:span></text:p>
              </text:list-item>
              <text:list-item>
                <text:p xml:id="id2" text:id="id2" text:style-name="P3"><text:span text:style-name="T9">3 levels of components: application, project and module</text:span></text:p>
              </text:list-item>
              <text:list-item>
                <text:p xml:id="id3" text:id="id3" text:style-name="P3"><text:span text:style-name="T9">Components have strictly defined lifecycle</text:span></text:p>
              </text:list-item>
              <text:list-item>
                <text:p xml:id="id4" text:id="id4" text:style-name="P3"><text:span text:style-name="T9">Registration through XML configuration files (typically)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</anim:seq>
        </anim:par>
        <presentation:notes draw:style-name="dp2" presentation:use-date-time-name="dtd1">
          <draw:frame presentation:style-name="pr4" draw:layer="layout" svg:width="14.08cm" svg:height="12.133cm" svg:x="2.165cm" svg:y="12.161cm" presentation:class="notes" presentation:placeholder="true">
            <draw:text-box/>
          </draw:frame>
          <draw:page-thumbnail draw:style-name="gr1" draw:layer="layout" svg:width="13.481cm" svg:height="10.107cm" svg:x="2.491cm" svg:y="1.702cm" draw:page-number="4" presentation:class="page"/>
        </presentation:notes>
      </draw:page>
      <draw:page draw:name="page5" draw:style-name="dp3" draw:master-page-name="Default" presentation:use-date-time-name="dtd1">
        <draw:custom-shape draw:name="Rectangle 4" draw:style-name="gr4" draw:text-style-name="P2" draw:layer="layout" svg:width="15.24cm" svg:height="4.816cm" svg:x="2.54cm" svg:y="5.137cm">
          <text:list text:style-name="L1">
            <text:list-header>
              <text:p text:style-name="P9"><text:span text:style-name="T10">Q&amp;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3" draw:text-style-name="P2" draw:layer="layout" svg:width="17.18cm" svg:height="6.721cm" svg:x="2.681cm" svg:y="10.605cm">
          <text:list text:style-name="L1">
            <text:list-header>
              <text:p text:style-name="P10"><text:span text:style-name="T11">Hamlet D'Arcy</text:span></text:p>
              <text:p text:style-name="P11"><text:span text:style-name="T12">hamlet.darcy@canoo.com</text:span></text:p>
              <text:p text:style-name="P10"><text:span text:style-name="T11"/></text:p>
              <text:p text:style-name="P10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frame presentation:style-name="pr9" draw:layer="layout" svg:width="14.08cm" svg:height="12.159cm" svg:x="2.165cm" svg:y="12.161cm" presentation:class="notes" presentation:placeholder="true">
            <draw:text-box/>
          </draw:frame>
          <draw:page-thumbnail draw:style-name="gr1" draw:layer="layout" svg:width="13.481cm" svg:height="10.107cm" svg:x="2.491cm" svg:y="1.702cm" draw:page-number="5" presentation:class="page"/>
        </presentation:notes>
      </draw:page>
      <draw:page draw:name="page6" draw:style-name="dp1" draw:master-page-name="Title1" presentation:use-date-time-name="dtd1">
        <draw:frame presentation:style-name="pr1" draw:text-style-name="P2" draw:layer="layout" svg:width="21.4cm" svg:height="4.402cm" svg:x="2.099cm" svg:y="4.722cm" presentation:class="title" presentation:user-transformed="true">
          <draw:text-box>
            <text:list text:style-name="L1">
              <text:list-header>
                <text:p text:style-name="P1"><text:span text:style-name="T1">IntelliJ IDEA </text:span><text:span text:style-name="T1"><text:line-break/></text:span><text:span text:style-name="T1">Architecture and Performance</text:span></text:p>
              </text:list-header>
            </text:list>
          </draw:text-box>
        </draw:frame>
        <draw:frame presentation:style-name="pr2" draw:text-style-name="P2" draw:layer="layout" svg:width="15.805cm" svg:height="4.841cm" svg:x="4.823cm" svg:y="10.538cm">
          <draw:text-box>
            <text:list text:style-name="L1">
              <text:list-header>
                <text:p text:style-name="P3"><text:span text:style-name="T13">Dmit</text:span><text:span text:style-name="T14">ry Jemerov</text:span></text:p>
                <text:p text:style-name="P4"><text:span text:style-name="T3">Development Lead</text:span><text:span text:style-name="T4"><text:line-break/></text:span><text:span text:style-name="T4">JetBrains, Inc.</text:span><text:span text:style-name="T4"><text:line-break/></text:span><text:span text:style-name="T4">ht</text:span><text:span text:style-name="T3">tp://www.jetbrains.com/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6" presentation:class="page"/>
          <draw:frame presentation:style-name="pr3" draw:layer="layout" svg:width="16.267cm" svg:height="11.278cm" svg:x="1.397cm" svg:y="11.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75d8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2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5d8d" style:text-outline="false" style:text-line-through-style="none" style:text-position="0% 100%" fo:font-family="Arial" style:font-pitch="variable" fo:font-size="38pt" fo:font-style="normal" fo:text-shadow="none" style:text-underline-style="none" fo:font-weight="bold" style:font-family-asian="Arial" style:font-pitch-asian="variable" style:font-size-asian="38pt" style:font-style-asian="normal" style:font-weight-asian="bold" style:font-family-complex="Arial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75d8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3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27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0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5d8d" style:text-outline="false" style:text-line-through-style="none" style:text-position="0% 100%" fo:font-family="Arial" style:font-pitch="variable" fo:font-size="38pt" fo:font-style="normal" fo:text-shadow="none" style:text-underline-style="none" fo:font-weight="bold" style:letter-kerning="true" style:font-family-asian="Arial" style:font-pitch-asian="variable" style:font-size-asian="38pt" style:font-style-asian="normal" style:font-weight-asian="bold" style:font-family-complex="Arial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a4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a4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pitch="variable" fo:font-size="14pt" fo:language="en" fo:country="GB" style:font-size-asian="14pt" style:font-size-complex="14pt"/>
    </style:style>
    <style:style style:name="MT3" style:family="text">
      <style:text-properties fo:color="#175d8d" fo:font-family="Arial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2" draw:style-name="Mgr3" draw:text-style-name="MP3" draw:layer="backgroundobjects" svg:width="25.4cm" svg:height="3.126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004cm" svg:height="1.87cm" svg:x="2.297cm" svg:y="3.289cm" presentation:class="title" presentation:placeholder="true">
        <draw:text-box/>
      </draw:frame>
      <draw:frame presentation:style-name="Default-outline1" draw:layer="backgroundobjects" svg:width="21.004cm" svg:height="12.573cm" svg:x="2.297cm" svg:y="5.524cm" presentation:class="outline" presentation:placeholder="true">
        <draw:text-box/>
      </draw:frame>
      <draw:frame draw:name="Picture 5" draw:style-name="Mgr4" draw:text-style-name="MP4" draw:layer="backgroundobjects" svg:width="4.6cm" svg:height="1.685cm" svg:x="2.297cm" svg:y="0.926cm">
        <draw:image xlink:href="Pictures/2000000A00004437000019038ACC914A.wmf" xlink:type="simple" xlink:show="embed" xlink:actuate="onLoad">
          <text:p/>
        </draw:image>
      </draw:frame>
      <draw:custom-shape draw:name="Rectangle 6" draw:style-name="Mgr5" draw:text-style-name="MP3" draw:layer="backgroundobjects" svg:width="2.064cm" svg:height="0.853cm" svg:x="22.035cm" svg:y="17.727cm">
        <text:list text:style-name="ML2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6" draw:text-style-name="MP3" draw:layer="backgroundobjects" svg:width="8.043cm" svg:height="1.199cm" svg:x="1.27cm" svg:y="17.851cm">
        <text:list text:style-name="ML3">
          <text:list-header>
            <text:p text:style-name="MP5"><text:span text:style-name="MT3">www.jetbrains.com/idea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6" draw:layer="backgroundobjects" svg:width="19.05cm" svg:height="25.4cm" svg:x="0cm" svg:y="0cm">
          <text:p/>
        </draw:rect>
        <draw:page-thumbnail presentation:style-name="Default-title" draw:layer="backgroundobjects" svg:width="10.001cm" svg:height="10.002cm" svg:x="-0.001cm" svg:y="-0.001cm" presentation:class="page"/>
        <draw:frame presentation:style-name="Default-notes" draw:layer="backgroundobjects" svg:width="16.267cm" svg:height="11.277cm" svg:x="1.397cm" svg:y="11.99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tangle 2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9" draw:text-style-name="MP3" draw:layer="backgroundobjects" svg:width="25.4cm" svg:height="3.126cm" svg:x="0cm" svg:y="0cm">
        <text:p/>
        <draw:enhanced-geometry svg:viewBox="0 0 21600 21600" draw:type="rectangle" draw:enhanced-path="M 0 0 L 21600 0 21600 21600 0 21600 0 0 Z N"/>
      </draw:custom-shape>
      <draw:frame draw:name="Picture 6" draw:style-name="Mgr4" draw:text-style-name="MP4" draw:layer="backgroundobjects" svg:width="5.199cm" svg:height="1.887cm" svg:x="2.099cm" svg:y="0.926cm">
        <draw:image xlink:href="Pictures/100000000000017100000085B64B7F38.png" xlink:type="simple" xlink:show="embed" xlink:actuate="onLoad">
          <text:p/>
        </draw:image>
      </draw:frame>
      <draw:frame presentation:style-name="Title1-title" draw:layer="backgroundobjects" svg:width="21.004cm" svg:height="1.87cm" svg:x="2.297cm" svg:y="3.289cm" presentation:class="title" presentation:placeholder="true">
        <draw:text-box/>
      </draw:frame>
      <draw:frame presentation:style-name="Title1-outline1" draw:layer="backgroundobjects" svg:width="21.004cm" svg:height="12.573cm" svg:x="2.297cm" svg:y="5.524cm" presentation:class="outline" presentation:placeholder="true">
        <draw:text-box/>
      </draw:frame>
      <presentation:notes style:page-layout-name="PM0">
        <draw:rect draw:style-name="Mgr7" draw:text-style-name="MP6" draw:layer="backgroundobjects" svg:width="19.05cm" svg:height="25.4cm" svg:x="0cm" svg:y="0cm">
          <text:p/>
        </draw:rect>
        <draw:page-thumbnail presentation:style-name="Title1-title" draw:layer="backgroundobjects" svg:width="10.001cm" svg:height="10.002cm" svg:x="-0.001cm" svg:y="-0.001cm" presentation:class="page"/>
        <draw:frame presentation:style-name="Title1-notes" draw:layer="backgroundobjects" svg:width="16.267cm" svg:height="11.277cm" svg:x="1.397cm" svg:y="11.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dc:creator>Hamlet D'Arcy</dc:creator>
    <dc:date>2011-03-29T13:31:45</dc:date>
    <meta:editing-cycles>655</meta:editing-cycles>
    <meta:editing-duration>P5DT13H44M27S</meta:editing-duration>
    <meta:generator>LibreOffice/3.3$Unix LibreOffice_project/330m19$Build-8</meta:generator>
    <meta:document-statistic meta:object-count="51"/>
  </office:meta>
</office:document-meta>
</file>